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5F1000006A07515000BDF2B425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bitmap" draw:fill-image-name="Bitmap_20_2" style:repeat="stretch"/>
    </style:style>
    <style:style style:name="gr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onnector draw:style-name="gr1" draw:text-style-name="P1" draw:layer="layout" svg:x1="16.071cm" svg:y1="8.133cm" svg:x2="13.719cm" svg:y2="15.875cm" svg:d="M16071 8133v3871h-2352v3871" svg:viewBox="0 0 2353 7743">
          <text:p/>
        </draw:connector>
        <draw:connector draw:style-name="gr1" draw:text-style-name="P1" draw:layer="layout" svg:x1="26.262cm" svg:y1="15.777cm" svg:x2="31.974cm" svg:y2="33.393cm" svg:d="M26262 15777v8808h5712v8808" svg:viewBox="0 0 5713 17617">
          <text:p/>
        </draw:connector>
        <draw:connector draw:style-name="gr1" draw:text-style-name="P1" draw:layer="layout" svg:x1="33.514cm" svg:y1="33.121cm" svg:x2="36.257cm" svg:y2="22.832cm" svg:d="M33514 33121v-5144h2743v-5145" svg:viewBox="0 0 2744 102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201000005F1000006A07515000BDF2B425A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cm" svg:stroke-color="#000000" draw:marker-start="Arrow" draw:marker-start-width="0.5cm" draw:marker-end="Arrow" draw:marker-end-width="0.5cm" draw:stroke-linejoin="miter" svg:stroke-linecap="round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40.25cm" fo:page-height="44.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2.1$Windows_X86_64 LibreOffice_project/65905a128db06ba48db947242809d14d3f9a93fe</meta:generator>
    <dc:date>2018-12-17T15:50:56.256000000</dc:date>
    <dc:creator>Michele Maione</dc:creator>
    <meta:editing-duration>PT8M13S</meta:editing-duration>
    <meta:editing-cycles>11</meta:editing-cycles>
    <meta:document-statistic meta:object-count="3"/>
  </office:meta>
</office:document-meta>
</file>